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JAVA SOURCE FILES</text:span></text:p>
      <text:p text:style-name="P1"><text:span text:style-name="T1">20 - true. Even if there are four classes in the file, only one is public (WebdavServlet). there is though a non private class, WebdavStatus, that is therefore protected.</text:span></text:p>
      <text:p text:style-name="P1"><text:span text:style-name="T1"/></text:p>
      <text:p text:style-name="P1"><text:span text:style-name="T1">21 - true</text:span></text:p>
      <text:p text:style-name="P1"><text:span text:style-name="T1"/></text:p>
      <text:p text:style-name="P1"><text:span text:style-name="T1">22 - there is no informations about external interfaces on any javadoc.</text:span></text:p>
      <text:p text:style-name="P1"><text:span text:style-name="T1"/></text:p>
      <text:p text:style-name="P1"><text:span text:style-name="T1">23 - the javadoc for the “doUnlock” method is inconsistent.</text:span></text:p>
      <text:p text:style-name="P1"><text:span text:style-name="T1"/></text:p>
      <text:p text:style-name="P1"><text:span text:style-name="T1">PACKAGE AND IMPORT STATEMENTS</text:span></text:p>
      <text:p text:style-name="P1"><text:span text:style-name="T1"/></text:p>
      <text:p text:style-name="P1"><text:span text:style-name="T1">24 - true</text:span></text:p>
      <text:p text:style-name="P1"><text:span text:style-name="T1"/></text:p>
      <text:p text:style-name="P1"><text:span text:style-name="T1">25 - </text:span></text:p>
      <text:p text:style-name="P1"><text:span text:style-name="T1">)In class WebdavServlet the 25.D.b/d points are not respected. At line 239, 248, 262 and 277 there are protected static variables that should come before the private ones.</text:span></text:p>
      <text:p text:style-name="P1"><text:span text:style-name="T1">In private class LockInfo the 25.E/F points are not respected. At line 2731 we find the constructor, after which we find at line 2736 Instance variables. </text:span></text:p>
      <text:p text:style-name="P1"><text:span text:style-name="T1">In private class WebdavStatus the 25.D.a/d points are not respected. At line 2889 we can find a private static variable followed at line 2898 by the public static variables.</text:span></text:p>
      <text:p text:style-name="P1"><text:span text:style-name="T1"/></text:p>
      <text:p text:style-name="P1"><text:span text:style-name="T1">26 - Even if it is hard to say, without knowing the code better, the methods of the private classes are just a couple each so they couldn’t be ordered better anyway. The ones of the bigger public class (WebdavServlet) are instead divided in Private and Public methods. </text:span></text:p>
      <text:p text:style-name="P1"><text:span text:style-name="T1"/></text:p>
      <text:p text:style-name="P1"><text:span text:style-name="T1">27 - </text:span></text:p>
      <text:p text:style-name="P1"><text:span text:style-name="T1">From what we can see the WebdavServlet class is actually pretty big, with almost 3000 lines of code. </text:span></text:p>
      <text:p text:style-name="P1"><text:span text:style-name="T1">At line 475 there is a method, doPropfind, that is about 250 lines. </text:span></text:p>
      <text:p text:style-name="P1"><text:span text:style-name="T1">At line 923 there is a method, doLock, that is about 500 lines.</text:span></text:p>
      <text:p text:style-name="P1"><text:span text:style-name="T1">At line 2080 there is a method, parseProperties, that is about 300 lines and has a giant elseif structure.</text:span></text:p>
      <text:p text:style-name="P1"><text:span text:style-name="T1">At line 2366 there is a method, parseLockNullProperties, that is about 250 lines.</text:span></text:p>
      <text:p text:style-name="P1"><text:span text:style-name="T1"/></text:p>
      <text:p text:style-name="P1"><text:span text:style-name="T1">INITIALIZATION AND DECLARATION</text:span></text:p>
      <text:p text:style-name="P1"><text:span text:style-name="T1"/></text:p>
      <text:p text:style-name="P1"><text:span text:style-name="T1">28 - All the methods we had to check are in the same class. therefore, it is not possible to check if the variables are righteously private or public without looking at other classes.</text:span></text:p>
      <text:p text:style-name="P1"><text:span text:style-name="T1">29 - All the variables are declared in the right scope</text:span></text:p>
      <text:p text:style-name="P1"><text:span text:style-name="T1">30 - there is only one occurrence of the creation of an object in copyResource (a HashTable), but this is due to the functionality of the methods that don’t request new objects. </text:span></text:p>
      <text:p text:style-name="P1"><text:span text:style-name="T1">31 - true.</text:span></text:p>
      <text:p text:style-name="P1"><text:span text:style-name="T1">32 - true.</text:span></text:p>
      <text:p text:style-name="P1"><text:span text:style-name="T1">33 - this seems actually false. in copyResource, doUnlock and isLocked more than once we find the declaration of a variable in the middle of the code. </text:span></text:p>
      <text:p text:style-name="P1"><text:span text:style-name="T1">METHOD CALLS</text:span></text:p>
      <text:p text:style-name="P1"><text:span text:style-name="T1">34 - true. </text:span></text:p>
      <text:p text:style-name="P1"><text:span text:style-name="T1">35 - true.</text:span></text:p>
      <text:p text:style-name="P1"><text:span text:style-name="T1">36 - supposing that the names of variables and methods called are significative, all return values are used properly.</text:span></text:p>
      <text:p text:style-name="P1"><text:span text:style-name="T1"/></text:p>
      <text:p text:style-name="P1"><text:span text:style-name="T1"/></text:p>
      <text:p text:style-name="P1"><text:span text:style-name="T1">ARRAYS </text:span></text:p>
      <text:p text:style-name="P1"><text:span text:style-name="T1">37,39,39 - there is no array or such in any of the methods.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